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margin-left="-0.25cm" fo:margin-right="-0.252cm" fo:text-align="center" style:justify-single-word="false" fo:text-indent="0cm" style:auto-text-indent="false" style:page-number="auto"/>
      <style:text-properties fo:color="#ff0000" fo:font-size="24pt" fo:font-weight="bold" style:font-size-asian="24pt" style:font-weight-asian="bold"/>
    </style:style>
    <style:style style:name="P3" style:family="paragraph" style:parent-style-name="Standard">
      <style:paragraph-properties fo:margin-left="-0.25cm" fo:margin-right="-0.252cm" fo:text-align="center" style:justify-single-word="false" fo:text-indent="0cm" style:auto-text-indent="false"/>
      <style:text-properties fo:color="#ff0000" fo:font-size="24pt" fo:font-weight="bold" style:font-size-asian="24pt" style:font-weight-asian="bold"/>
    </style:style>
    <style:style style:name="P4" style:family="paragraph" style:parent-style-name="Standard">
      <style:text-properties fo:font-size="14pt" fo:font-weight="bold" style:font-size-asian="14pt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GIENIZAR E ESTERILIZAR ANTES DE USAR!</text:p>
      <text:p text:style-name="P4">LEIA ATENTAMENTE:</text:p>
      <text:p text:style-name="P5">Este dispositivo é um protótipo e não possui qualquer tipo de licença ou certificação.</text:p>
      <text:p text:style-name="P5">Em especial, por indisponibilidade de matéria prima no mercado local, este dispositivo não está em conformidade com a RESOLUÇÃO - RDC Nº 356, DE 23.03.2020, que preconiza espessura mínima de 0.5mm para o visor frontal, tendo o visor do presente dispositivo espessura de 0.25 mm. </text:p>
      <text:p text:style-name="P5">O suporte plástico deste dispositivo foi desenvolvido através de impressão 3D FDM com filamento ABS, o visor frontal foi confeccionado a partir de folhas de acetato, e a tira elástica a partir elástico para aviamentos.</text:p>
      <text:p text:style-name="P5">Apesar de terem sido utilizadas boas práticas de higiene, o dispositivo foi montado manualmente em ambiente não estéril e deve ser higienizado e esterilizado com solução apropriada antes e depois da sua utilização, observando-se a adequabilidade do processo de esterilização aos tipos de materiais presentes no dispositivo e à destinação que será dada ao mesmo.</text:p>
      <text:p text:style-name="P5">Levando em consideração a pandemia de Covid-19, bem como o estado de emergência decretado pela grande maioria dos governos estaduais, este dispositivo é cedido gratuitamente, como está, sem garantias, e a utilização do mesmo é de responsabilidade do profissional que o manusear.</text:p>
      <text:p text:style-name="P1"/>
      <text:p text:style-name="P1"/>
      <text:p text:style-name="P3">HIGIENIZAR E ESTERILIZAR ANTES DE USAR!</text:p>
      <text:p text:style-name="P4">LEIA ATENTAMENTE:</text:p>
      <text:p text:style-name="P5">Este dispositivo é um protótipo e não possui qualquer tipo de licença ou certificação.</text:p>
      <text:p text:style-name="P5">Em especial, por indisponibilidade de matéria prima no mercado local, este dispositivo não está em conformidade com a RESOLUÇÃO - RDC Nº 356, DE 23.03.2020, que preconiza espessura mínima de 0.5mm para o visor frontal, tendo o visor do presente dispositivo espessura de 0.25 mm. </text:p>
      <text:p text:style-name="P5">O suporte plástico deste dispositivo foi desenvolvido através de impressão 3D FDM com filamento ABS, o visor frontal foi confeccionado a partir de folhas de acetato, e a tira elástica a partir elástico para aviamentos.</text:p>
      <text:p text:style-name="P5">Apesar de terem sido utilizadas boas práticas de higiene, o dispositivo foi montado manualmente em ambiente não estéril e deve ser higienizado e esterilizado com solução apropriada antes e depois da sua utilização, observando-se a adequabilidade do processo de esterilização aos tipos de materiais presentes no dispositivo e à destinação que será dada ao mesmo.</text:p>
      <text:p text:style-name="P5">Levando em consideração a pandemia de Covid-19, bem como o estado de emergência decretado pela grande maioria dos governos estaduais, este dispositivo é cedido gratuitamente, como está, sem garantias, e a utilização do mesmo é de responsabilidade do profissional que o manuse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1.251cm" fo:margin-left="3cm" fo:margin-right="3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Eduardo</meta:initial-creator>
    <meta:editing-cycles>3</meta:editing-cycles>
    <meta:creation-date>2020-03-16T21:00:00</meta:creation-date>
    <dc:date>2020-03-31T12:42:51.030473023</dc:date>
    <meta:editing-duration>P2DT18H49M54S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398" meta:character-count="2556" meta:non-whitespace-character-count="21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